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<text:span text:style-name="Strong_20_Emphasis">EJERCICIO: Crear una caja </text:span><text:span text:style-name="Strong_20_Emphasis"><text:span text:style-name="Source_20_Text">.box</text:span></text:span><text:span text:style-name="Strong_20_Emphasis"> desde una máquina Vagrant existente</text:span></text:h>
      <text:h text:style-name="Heading_20_4" text:outline-level="4">📌 Requisitos previos:</text:h>
      <text:list text:style-name="L1">
        <text:list-item>
          <text:p text:style-name="P5">VirtualBox y Vagrant instalados (ya cumplido).</text:p>
        </text:list-item>
        <text:list-item>
          <text:p text:style-name="P5">Máquina creada con Vagrant usando:<text:line-break/><text:span text:style-name="Source_20_Text">bento/ubuntu-24.04</text:span> como base.</text:p>
        </text:list-item>
      </text:list>
      <text:p text:style-name="Horizontal_20_Line"/>
      <text:h text:style-name="Heading_20_4" text:outline-level="4">🧩 Paso 1: Crear y configurar la máquina</text:h>
      <text:p text:style-name="Preformatted_20_Text"/>
      <text:p text:style-name="P1"><text:span text:style-name="Source_20_Text"># En PowerShell o CMD</text:span></text:p>
      <text:p text:style-name="P3"><text:span text:style-name="Source_20_Text">mkdir proyecto-vagrant &amp;&amp; cd proyecto-vagrant</text:span></text:p>
      <text:p text:style-name="P3"><text:span text:style-name="Source_20_Text">vagrant init bento/ubuntu-24.04</text:span></text:p>
      <text:p text:style-name="P4"><text:span text:style-name="Source_20_Text">vagrant up</text:span></text:p>
      <text:p text:style-name="Horizontal_20_Line"/>
      <text:h text:style-name="Heading_20_4" text:outline-level="4">🧩 Paso 2: Personalizar la máquina (opcional)</text:h>
      <text:list text:style-name="L2">
        <text:list-item>
          <text:p text:style-name="P6">Puedes instalar software, agregar archivos, etc.</text:p>
        </text:list-item>
      </text:list>
      <text:p text:style-name="Preformatted_20_Text"/>
      <text:p text:style-name="P1"><text:span text:style-name="Source_20_Text">vagrant ssh</text:span></text:p>
      <text:p text:style-name="P4"><text:span text:style-name="Source_20_Text"># Realiza cambios dentro de la máquina...</text:span></text:p>
      <text:p text:style-name="Horizontal_20_Line"/>
      <text:h text:style-name="Heading_20_4" text:outline-level="4">🧩 Paso 3: Empaquetar la máquina</text:h>
      <text:p text:style-name="Preformatted_20_Text"/>
      <text:p text:style-name="P1"><text:span text:style-name="Source_20_Text">vagrant halt</text:span></text:p>
      <text:p text:style-name="P4"><text:span text:style-name="Source_20_Text">vagrant package --output ubuntu24_custom.box</text:span></text:p>
      <text:p text:style-name="Horizontal_20_Line"/>
      <text:h text:style-name="Heading_20_4" text:outline-level="4">🧩 Paso 4: Reutilizar el box en otro proyecto</text:h>
      <text:p text:style-name="Preformatted_20_Text"/>
      <text:p text:style-name="P1"><text:span text:style-name="Source_20_Text">vagrant box add ubuntu24_custom ubuntu24_custom.box</text:span></text:p>
      <text:p text:style-name="P3"><text:span text:style-name="Source_20_Text">mkdir otro-proyecto &amp;&amp; cd otro-proyecto</text:span></text:p>
      <text:p text:style-name="P3"><text:span text:style-name="Source_20_Text">vagrant init ubuntu24_custom</text:span></text:p>
      <text:p text:style-name="P4"><text:span text:style-name="Source_20_Text">vagrant up</text:span></text:p>
      <text:p text:style-name="Horizontal_20_Line"/>
      <text:h text:style-name="Heading_20_4" text:outline-level="4">☁️ Paso 5 (Opcional): Subir a Vagrant Cloud</text:h>
      <text:p text:style-name="Preformatted_20_Text"/>
      <text:p text:style-name="P1"><text:span text:style-name="Source_20_Text"># 1. Crear cuenta en https://app.vagrantup.com</text:span></text:p>
      <text:p text:style-name="P3"><text:span text:style-name="Source_20_Text"># 2. Crear un nuevo box (interfaz web)</text:span></text:p>
      <text:p text:style-name="P3"><text:span text:style-name="Source_20_Text"># 3. Subir con:</text:span></text:p>
      <text:p text:style-name="P4"><text:span text:style-name="Source_20_Text">vagrant cloud publish &lt;usuario&gt;/&lt;nombre-box&gt; 1.0.0 virtualbox ubuntu24_custom.box</text:span></text:p>
      <text:p text:style-name="Horizontal_20_Line"/>
      <text:h text:style-name="Heading_20_3" text:outline-level="3"><text:soft-page-break/>🧠 Advertencias comunes:</text:h>
      <text:list text:style-name="L3">
        <text:list-item>
          <text:p text:style-name="P7">Asegúrate de apagar (<text:span text:style-name="Source_20_Text">halt</text:span>) la máquina antes de empacar.</text:p>
        </text:list-item>
        <text:list-item>
          <text:p text:style-name="P7">El archivo <text:span text:style-name="Source_20_Text">.box</text:span> puede pesar bastante (700 MB o más).</text:p>
        </text:list-item>
        <text:list-item>
          <text:p text:style-name="P7">El nombre del archivo box debe ser claro (sin espacios).</text:p>
        </text:list-item>
      </text:list>
      <text:p text:style-name="Horizontal_20_Line"/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00:35:41.339017292</meta:creation-date>
    <dc:date>2025-04-06T19:18:30.506366411</dc:date>
    <meta:editing-duration>PT5M46S</meta:editing-duration>
    <meta:editing-cycles>3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30" meta:word-count="181" meta:character-count="1162" meta:non-whitespace-character-count="1018"/>
  </office:meta>
</office:document-meta>
</file>